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e 1: ruby is great#[Mycit2008]. <text:s/>It is also great#[Hello2004], and cool.</text:p>
      <text:p text:style-name="Standard"/>
      <text:p text:style-name="Standard">line 2: ruby is great<text:span text:style-name="T1">#[Mycit2008]</text:span>. <text:s/>It is also great<text:span text:style-name="T1">#[Hello2004]</text:span>, and cool.</text:p>
      <text:p text:style-name="Standard"/>
      <text:p text:style-name="Standard">line 3: ruby is great.#[Mycit2008] <text:s/>It is also great,#[Hello2004] and cool.</text:p>
      <text:p text:style-name="Standard"/>
      <text:p text:style-name="Standard">line 4: ruby is great.<text:span text:style-name="T1">#[Mycit2008]</text:span> <text:s/>It is also great,<text:span text:style-name="T1">#[Hello2004]</text:span> and cool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John Prince</meta:initial-creator>
    <meta:creation-date>2008-03-26T22:35:53</meta:creation-date>
    <dc:creator>John Prince</dc:creator>
    <dc:date>2008-03-26T22:38:43</dc:date>
    <meta:editing-cycles>1</meta:editing-cycles>
    <meta:editing-duration>PT2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52" meta:character-count="300"/>
  </office:meta>
</office:document-meta>
</file>